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2pt" style:text-underline-style="none" officeooo:rsid="00265381" officeooo:paragraph-rsid="00265381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style:text-underline-style="none" officeooo:rsid="00265381" officeooo:paragraph-rsid="0026538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2pt" style:text-underline-style="none" officeooo:rsid="002bc94e" officeooo:paragraph-rsid="002bc94e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55308d" fo:font-size="15pt" style:text-underline-style="solid" style:text-underline-width="auto" style:text-underline-color="font-color" officeooo:rsid="00265381" officeooo:paragraph-rsid="00265381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color="#55308d" fo:font-size="15pt" style:text-underline-style="solid" style:text-underline-width="auto" style:text-underline-color="font-color" officeooo:rsid="002bc94e" officeooo:paragraph-rsid="002bc94e" style:font-size-asian="15pt" style:font-size-complex="15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5530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terix</text:p>
      <text:p text:style-name="P1"/>
      <text:p text:style-name="P2">root@AlexanderCoretchi:/opt/asterisk16_ivr_1/etc# <text:span text:style-name="T2">cd asterisk</text:span>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ls</text:p>
      <text:p text:style-name="P2">acl.conf <text:s text:c="16"/>cel_pgsql.conf <text:s text:c="10"/>iaxprov.conf <text:s text:c="12"/>res_ldap.conf</text:p>
      <text:p text:style-name="P2">adsi.conf <text:s text:c="15"/>cel_sqlite3_custom.conf <text:s/>indications.conf <text:s text:c="8"/>res_odbc.conf</text:p>
      <text:p text:style-name="P2">agents.conf <text:s text:c="13"/>cel_tds.conf <text:s text:c="12"/>logger.conf <text:s text:c="13"/>resolver_unbound.conf</text:p>
      <text:p text:style-name="P2">alarmreceiver.conf <text:s text:c="6"/>chan_dahdi.conf <text:s text:c="9"/>manager.conf <text:s text:c="12"/>res_parking.conf</text:p>
      <text:p text:style-name="P2">alsa.conf <text:s text:c="15"/>chan_mobile.conf <text:s text:c="8"/>meetme.conf <text:s text:c="13"/>res_pgsql.conf</text:p>
      <text:p text:style-name="P2">amd.conf <text:s text:c="16"/>cli_aliases.conf <text:s text:c="8"/>mgcp.conf <text:s text:c="15"/>res_pktccops.conf</text:p>
      <text:p text:style-name="P2">app_mysql.conf <text:s text:c="10"/>cli.conf <text:s text:c="16"/>minivm.conf <text:s text:c="13"/>res_snmp.conf</text:p>
      <text:p text:style-name="P2">app_skel.conf <text:s text:c="11"/>cli_permissions.conf <text:s text:c="4"/>misdn.conf <text:s text:c="14"/>res_stun_monitor.conf</text:p>
      <text:p text:style-name="P2">ari.conf <text:s text:c="16"/>codecs.conf <text:s text:c="13"/>modules.conf <text:s text:c="12"/>rtp.conf</text:p>
      <text:p text:style-name="P2">ast_debug_tools.conf <text:s text:c="4"/>confbridge.conf <text:s text:c="9"/>motif.conf <text:s text:c="14"/>say.conf</text:p>
      <text:p text:style-name="P2">asterisk.adsi <text:s text:c="11"/>config_test.conf <text:s text:c="8"/>musiconhold.conf <text:s text:c="8"/>sip.conf</text:p>
      <text:p text:style-name="P2">asterisk.conf <text:s text:c="11"/>console.conf <text:s text:c="12"/>muted.conf <text:s text:c="14"/>sip_notify.conf</text:p>
      <text:p text:style-name="P2">calendar.conf <text:s text:c="11"/>dbsep.conf <text:s text:c="14"/>ooh323.conf <text:s text:c="13"/>skinny.conf</text:p>
      <text:p text:style-name="P2">ccss.conf <text:s text:c="15"/>dnsmgr.conf <text:s text:c="13"/>osp.conf <text:s text:c="16"/>sla.conf</text:p>
      <text:p text:style-name="P2">cdr_adaptive_odbc.conf <text:s text:c="2"/>dsp.conf <text:s text:c="16"/>oss.conf <text:s text:c="16"/>smdi.conf</text:p>
      <text:p text:style-name="P2">cdr_beanstalkd.conf <text:s text:c="5"/>dundi.conf <text:s text:c="14"/>phone.conf <text:s text:c="14"/>sorcery.conf</text:p>
      <text:p text:style-name="P2">cdr.conf <text:s text:c="16"/>enum.conf <text:s text:c="15"/>phoneprov.conf <text:s text:c="10"/>ss7.timers</text:p>
      <text:p text:style-name="P2">cdr_custom.conf <text:s text:c="9"/>extconfig.conf <text:s text:c="10"/>pjproject.conf <text:s text:c="10"/>stasis.conf</text:p>
      <text:p text:style-name="P2">cdr_manager.conf <text:s text:c="8"/>extensions.ael <text:s text:c="10"/>pjsip.conf <text:s text:c="14"/>statsd.conf</text:p>
      <text:p text:style-name="P2">cdr_mysql.conf <text:s text:c="10"/>extensions.conf <text:s text:c="9"/>pjsip_notify.conf <text:s text:c="7"/>stir_shaken.conf</text:p>
      <text:p text:style-name="P2">cdr_odbc.conf <text:s text:c="11"/>extensions.lua <text:s text:c="10"/>pjsip_wizard.conf <text:s text:c="7"/>telcordia-1.adsi</text:p>
      <text:p text:style-name="P2">cdr_pgsql.conf <text:s text:c="10"/>extensions_minivm.conf <text:s text:c="2"/>queuerules.conf <text:s text:c="9"/>test_sorcery.conf</text:p>
      <text:p text:style-name="P2">cdr_sqlite3_custom.conf <text:s/>features.conf <text:s text:c="11"/>queues.conf <text:s text:c="13"/>udptl.conf</text:p>
      <text:p text:style-name="P2">cdr_syslog.conf <text:s text:c="9"/>festival.conf <text:s text:c="11"/>res_config_mysql.conf <text:s text:c="3"/>unistim.conf</text:p>
      <text:p text:style-name="P2">cdr_tds.conf <text:s text:c="12"/>followme.conf <text:s text:c="11"/>res_config_sqlite3.conf <text:s/>users.conf</text:p>
      <text:p text:style-name="P2">cel_beanstalkd.conf <text:s text:c="5"/>func_odbc.conf <text:s text:c="10"/>res_config_sqlite.conf <text:s text:c="2"/>voicemail.conf</text:p>
      <text:p text:style-name="P2">cel.conf <text:s text:c="16"/>hep.conf <text:s text:c="16"/>res_corosync.conf <text:s text:c="7"/>vpb.conf</text:p>
      <text:p text:style-name="P2">cel_custom.conf <text:s text:c="9"/>http.conf <text:s text:c="15"/>res_curl.conf <text:s text:c="11"/>xmpp.conf</text:p>
      <text:p text:style-name="P2">cel_odbc.conf <text:s text:c="11"/>iax.conf <text:s text:c="16"/>res_fax.conf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nano skinny.conf</text:span></text:p>
      <text:p text:style-name="P2">root@AlexanderCoretchi:/opt/asterisk16_ivr_1/etc/asterisk# <text:span text:style-name="T2">nano manager.conf</text:span></text:p>
      <text:p text:style-name="P2">root@AlexanderCoretchi:/opt/asterisk16_ivr_1/etc/asterisk# <text:span text:style-name="T2">nano sip.conf</text:span></text:p>
      <text:p text:style-name="P2">root@AlexanderCoretchi:/opt/asterisk16_ivr_1/etc/asterisk# <text:span text:style-name="T2">nano phoneprov.conf</text:span></text:p>
      <text:p text:style-name="P2">root@AlexanderCoretchi:/opt/asterisk16_ivr_1/etc/asterisk# <text:span text:style-name="T2">nano sip.conf</text:span></text:p>
      <text:p text:style-name="P2">root@AlexanderCoretchi:/opt/asterisk16_ivr_1/etc/asterisk# <text:span text:style-name="T2">nano duhdi.conf</text:span></text:p>
      <text:p text:style-name="P2">root@AlexanderCoretchi:/opt/asterisk16_ivr_1/etc/asterisk# <text:span text:style-name="T2">nano iax.conf</text:span></text:p>
      <text:p text:style-name="P2">root@AlexanderCoretchi:/opt/asterisk16_ivr_1/etc/asterisk# <text:span text:style-name="T2">nano iaxprov.conf</text:span></text:p>
      <text:p text:style-name="P2"><text:soft-page-break/>root@AlexanderCoretchi:/opt/asterisk16_ivr_1/etc/asterisk# <text:span text:style-name="T2">nano unistim.conf</text:span>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nano /opt/asterisk16_ivr_1/sbin/safe_asterisk</text:span></text:p>
      <text:p text:style-name="P2">root@AlexanderCoretchi:/opt/asterisk16_ivr_1/etc/asterisk# </text:p>
      <text:p text:style-name="P2">root@AlexanderCoretchi:/opt/asterisk16_ivr_1/etc/asterisk# <text:span text:style-name="T2">systemctl enable asterisk16_ivr_1</text:span></text:p>
      <text:p text:style-name="P2">asterisk16_ivr_1.service is not a native service, redirecting to systemd-sysv-install.</text:p>
      <text:p text:style-name="P2">Executing: /lib/systemd/systemd-sysv-install enable asterisk16_ivr_1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systemctl status asterisk16_ivr_1</text:span></text:p>
      <text:p text:style-name="P2">● asterisk16_ivr_1.service - LSB: Asterisk PBX</text:p>
      <text:p text:style-name="P2"><text:s text:c="5"/>Loaded: loaded (/etc/init.d/asterisk16_ivr_1; generated)</text:p>
      <text:p text:style-name="P2"><text:s text:c="5"/>Active: inactive (dead)</text:p>
      <text:p text:style-name="P2"><text:s text:c="7"/>Docs: man:systemd-sysv-generator(8)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/etc/init.d/asterisk16_ivr_1 start</text:span></text:p>
      <text:p text:style-name="P2">Starting asterisk16_ivr_1 (via systemctl): asterisk16_ivr_1.service.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ps ax | grep asterisk</text:span></text:p>
      <text:p text:style-name="P2"><text:s text:c="3"/>3892 ? <text:s text:c="7"/>S <text:s text:c="5"/>0:00 /bin/sh /opt/asterisk16_ivr_1/sbin/safe_asterisk -U asterisk -G asterisk</text:p>
      <text:p text:style-name="P2"><text:s text:c="3"/>3899 ? <text:s text:c="7"/>Sl <text:s text:c="4"/>0:01 /opt/asterisk16_ivr_1/sbin/asterisk -f -U asterisk -G asterisk -vvvg -c</text:p>
      <text:p text:style-name="P2"><text:s text:c="3"/>3984 pts/0 <text:s text:c="3"/>S+ <text:s text:c="4"/>0:00 grep --color=auto asterisk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/etc/init.d/asterisk16_ivr_1 stop</text:span></text:p>
      <text:p text:style-name="P2">Stopping asterisk16_ivr_1 (via systemctl): asterisk16_ivr_1.service.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ps ax | grep asterisk</text:span></text:p>
      <text:p text:style-name="P2"><text:s text:c="3"/>4016 pts/0 <text:s text:c="3"/>S+ <text:s text:c="4"/>0:00 grep --color=auto asterisk</text:p>
      <text:p text:style-name="P2">root@AlexanderCoretchi:/opt/asterisk16_ivr_1/etc/asterisk# </text:p>
      <text:p text:style-name="P2">root@AlexanderCoretchi:/opt/asterisk16_ivr_1/etc/asterisk# <text:span text:style-name="T2">/etc/init.d/asterisk16_ivr_1 restart</text:span></text:p>
      <text:p text:style-name="P2">Restarting asterisk16_ivr_1 (via systemctl): asterisk16_ivr_1.service.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ps ax | grep asterisk</text:span></text:p>
      <text:p text:style-name="P2"><text:s text:c="3"/>4050 ? <text:s text:c="7"/>S <text:s text:c="5"/>0:00 /bin/sh /opt/asterisk16_ivr_1/sbin/safe_asterisk -U asterisk -G asterisk</text:p>
      <text:p text:style-name="P2"><text:s text:c="3"/>4052 ? <text:s text:c="7"/>Sl <text:s text:c="4"/>0:00 /opt/asterisk16_ivr_1/sbin/asterisk -f -U asterisk -G asterisk -vvvg -c</text:p>
      <text:p text:style-name="P2"><text:s text:c="3"/>4140 pts/0 <text:s text:c="3"/>S+ <text:s text:c="4"/>0:00 grep --color=auto asterisk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systemctl status asterisk16_ivr_1</text:span></text:p>
      <text:p text:style-name="P2">● asterisk16_ivr_1.service - LSB: Asterisk PBX</text:p>
      <text:p text:style-name="P2"><text:s text:c="5"/>Loaded: loaded (/etc/init.d/asterisk16_ivr_1; generated)</text:p>
      <text:p text:style-name="P2"><text:s text:c="5"/>Active: active (running) since Thu 2022-07-28 09:47:13 EEST; 3min 8s ago</text:p>
      <text:p text:style-name="P2"><text:soft-page-break/><text:s text:c="7"/>Docs: man:systemd-sysv-generator(8)</text:p>
      <text:p text:style-name="P2"><text:s text:c="4"/>Process: 4025 ExecStart=/etc/init.d/asterisk16_ivr_1 start (code=exited, status=0/SUCCESS)</text:p>
      <text:p text:style-name="P2"><text:s text:c="6"/>Tasks: 70 (limit: 9304)</text:p>
      <text:p text:style-name="P2"><text:s text:c="5"/>Memory: 78.5M</text:p>
      <text:p text:style-name="P2"><text:s text:c="5"/>CGroup: /system.slice/asterisk16_ivr_1.service</text:p>
      <text:p text:style-name="P2"><text:s text:c="13"/>├─4050 /bin/sh /opt/asterisk16_ivr_1/sbin/safe_asterisk -U asterisk -G asterisk</text:p>
      <text:p text:style-name="P2"><text:s text:c="13"/>└─4052 /opt/asterisk16_ivr_1/sbin/asterisk -f -U asterisk -G asterisk -vvvg -c</text:p>
      <text:p text:style-name="P2"/>
      <text:p text:style-name="P2">Jul 28 09:47:13 AlexanderCoretchi systemd[1]: Starting LSB: Asterisk PBX...</text:p>
      <text:p text:style-name="P2">Jul 28 09:47:13 AlexanderCoretchi asterisk16_ivr_1[4025]: <text:s/>* Starting Asterisk PBX: asterisk16_ivr_1</text:p>
      <text:p text:style-name="P2">Jul 28 09:47:13 AlexanderCoretchi asterisk16_ivr_1[4025]: <text:s text:c="3"/>...done.</text:p>
      <text:p text:style-name="P2">Jul 28 09:47:13 AlexanderCoretchi systemd[1]: Started LSB: Asterisk PBX.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ps ax | grep asterisk</text:span></text:p>
      <text:p text:style-name="P2"><text:s text:c="3"/>4050 ? <text:s text:c="7"/>S <text:s text:c="5"/>0:00 /bin/sh /opt/asterisk16_ivr_1/sbin/safe_asterisk -U asterisk -G asterisk</text:p>
      <text:p text:style-name="P2"><text:s text:c="3"/>4052 ? <text:s text:c="7"/>Sl <text:s text:c="4"/>0:02 /opt/asterisk16_ivr_1/sbin/asterisk -f -U asterisk -G asterisk -vvvg -c</text:p>
      <text:p text:style-name="P2"><text:s text:c="3"/>4162 pts/0 <text:s text:c="3"/>S+ <text:s text:c="4"/>0:00 grep --color=auto asterisk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kill -9 `pidof /opt/asterisk16_ivr_1/sbin/asterisk`</text:span>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ps ax | grep asterisk</text:span></text:p>
      <text:p text:style-name="P2"><text:s text:c="3"/>4050 ? <text:s text:c="7"/>S <text:s text:c="5"/>0:00 /bin/sh /opt/asterisk16_ivr_1/sbin/safe_asterisk -U asterisk -G asterisk</text:p>
      <text:p text:style-name="P2"><text:s text:c="3"/>4170 ? <text:s text:c="7"/>Sl <text:s text:c="4"/>0:01 /opt/asterisk16_ivr_1/sbin/asterisk -f -U asterisk -G asterisk -vvvg -c</text:p>
      <text:p text:style-name="P2"><text:s text:c="3"/>4273 pts/0 <text:s text:c="3"/>S+ <text:s text:c="4"/>0:00 grep --color=auto asterisk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asterisk16_ivr_1 -rvvvvvvvv</text:span></text:p>
      <text:p text:style-name="P2">Asterisk 16.27.0, Copyright (C) 1999 - 2021, Sangoma Technologies Corporation and others.</text:p>
      <text:p text:style-name="P2">Created by Mark Spencer &lt;markster@digium.com&gt;</text:p>
      <text:p text:style-name="P2">Asterisk comes with ABSOLUTELY NO WARRANTY; type 'core show warranty' for details.</text:p>
      <text:p text:style-name="P2">This is free software, with components licensed under the GNU General Public</text:p>
      <text:p text:style-name="P2">License version 2 and other licenses; you are welcome to redistribute it under</text:p>
      <text:p text:style-name="P2">certain conditions. Type 'core show license' for details.</text:p>
      <text:p text:style-name="P2">=========================================================================</text:p>
      <text:p text:style-name="P2">Running as user 'asterisk'</text:p>
      <text:p text:style-name="P2">Running under group 'asterisk'</text:p>
      <text:p text:style-name="P2">Connected to Asterisk 16.27.0 currently running on AlexanderCoretchi (pid = 4170)</text:p>
      <text:p text:style-name="P2">AlexanderCoretchi*CLI&gt; </text:p>
      <text:p text:style-name="P2">AlexanderCoretchi*CLI&gt; </text:p>
      <text:p text:style-name="P2">AlexanderCoretchi*CLI&gt; <text:span text:style-name="T2">module show like app_mysql.so</text:span></text:p>
      <text:p text:style-name="P2">Module <text:s text:c="24"/>Description <text:s text:c="29"/>Use Count <text:s/>Status <text:s text:c="5"/>Support Level</text:p>
      <text:p text:style-name="P2">app_mysql.so <text:s text:c="18"/>Simple Mysql Interface <text:s text:c="18"/>0 <text:s text:c="9"/>Running <text:s text:c="7"/>deprecated</text:p>
      <text:p text:style-name="P2">1 modules loaded</text:p>
      <text:p text:style-name="P2">AlexanderCoretchi*CLI&gt; </text:p>
      <text:p text:style-name="P2">AlexanderCoretchi*CLI&gt; </text:p>
      <text:p text:style-name="P2"><text:soft-page-break/>AlexanderCoretchi*CLI&gt; <text:span text:style-name="T2">module show like cdr_mysql.so</text:span></text:p>
      <text:p text:style-name="P2">Module <text:s text:c="24"/>Description <text:s text:c="29"/>Use Count <text:s/>Status <text:s text:c="5"/>Support Level</text:p>
      <text:p text:style-name="P2">cdr_mysql.so <text:s text:c="18"/>MySQL CDR Backend <text:s text:c="23"/>0 <text:s text:c="9"/>Running <text:s text:c="7"/>deprecated</text:p>
      <text:p text:style-name="P2">1 modules loaded</text:p>
      <text:p text:style-name="P2">AlexanderCoretchi*CLI&gt; </text:p>
      <text:p text:style-name="P2">AlexanderCoretchi*CLI&gt; </text:p>
      <text:p text:style-name="P2">AlexanderCoretchi*CLI&gt; <text:span text:style-name="T2">module show like app_meetme.so</text:span></text:p>
      <text:p text:style-name="P2">Module <text:s text:c="24"/>Description <text:s text:c="29"/>Use Count <text:s/>Status <text:s text:c="5"/>Support Level</text:p>
      <text:p text:style-name="P2">app_meetme.so <text:s text:c="17"/>MeetMe conference bridge <text:s text:c="16"/>0 <text:s text:c="9"/>Running <text:s text:c="9"/>extended</text:p>
      <text:p text:style-name="P2">1 modules loaded</text:p>
      <text:p text:style-name="P2">AlexanderCoretchi*CLI&gt; </text:p>
      <text:p text:style-name="P2">AlexanderCoretchi*CLI&gt; </text:p>
      <text:p text:style-name="P2">AlexanderCoretchi*CLI&gt; </text:p>
      <text:p text:style-name="P2">AlexanderCoretchi*CLI&gt; <text:span text:style-name="T2">module show like app_macro.so</text:span></text:p>
      <text:p text:style-name="P2">Module <text:s text:c="24"/>Description <text:s text:c="29"/>Use Count <text:s/>Status <text:s text:c="5"/>Support Level</text:p>
      <text:p text:style-name="P2">app_macro.so <text:s text:c="18"/>Extension Macros <text:s text:c="24"/>0 <text:s text:c="9"/>Running <text:s text:c="7"/>deprecated</text:p>
      <text:p text:style-name="P2">1 modules loaded</text:p>
      <text:p text:style-name="P2">AlexanderCoretchi*CLI&gt; </text:p>
      <text:p text:style-name="P2">AlexanderCoretchi*CLI&gt; </text:p>
      <text:p text:style-name="P2">AlexanderCoretchi*CLI&gt; <text:span text:style-name="T2">module show like cdr_csv.so</text:span></text:p>
      <text:p text:style-name="P2">Module <text:s text:c="24"/>Description <text:s text:c="29"/>Use Count <text:s/>Status <text:s text:c="5"/>Support Level</text:p>
      <text:p text:style-name="P2">cdr_csv.so <text:s text:c="20"/>Comma Separated Values CDR Backend <text:s text:c="6"/>0 <text:s text:c="9"/>Running <text:s text:c="9"/>extended</text:p>
      <text:p text:style-name="P2">1 modules loaded</text:p>
      <text:p text:style-name="P2">AlexanderCoretchi*CLI&gt; </text:p>
      <text:p text:style-name="P2">AlexanderCoretchi*CLI&gt; </text:p>
      <text:p text:style-name="P2">AlexanderCoretchi*CLI&gt; <text:span text:style-name="T2">module show like cdr_odbc.so</text:span></text:p>
      <text:p text:style-name="P2">Module <text:s text:c="24"/>Description <text:s text:c="29"/>Use Count <text:s/>Status <text:s text:c="5"/>Support Level</text:p>
      <text:p text:style-name="P2">cdr_odbc.so <text:s text:c="19"/>ODBC CDR Backend <text:s text:c="24"/>0 <text:s text:c="9"/>Running <text:s text:c="9"/>extended</text:p>
      <text:p text:style-name="P2">1 modules loaded</text:p>
      <text:p text:style-name="P2">AlexanderCoretchi*CLI&gt; </text:p>
      <text:p text:style-name="P2">AlexanderCoretchi*CLI&gt; </text:p>
      <text:p text:style-name="P2">AlexanderCoretchi*CLI&gt; </text:p>
      <text:p text:style-name="P2">AlexanderCoretchi*CLI&gt; <text:span text:style-name="T2">module show like chan_dahdi.so</text:span></text:p>
      <text:p text:style-name="P2">Module <text:s text:c="24"/>Description <text:s text:c="29"/>Use Count <text:s/>Status <text:s text:c="5"/>Support Level</text:p>
      <text:p text:style-name="P2">chan_dahdi.so <text:s text:c="17"/>DAHDI Telephony w/PRI <text:s text:c="19"/>0 <text:s text:c="9"/>Running <text:s text:c="13"/>core</text:p>
      <text:p text:style-name="P2">1 modules loaded</text:p>
      <text:p text:style-name="P2">AlexanderCoretchi*CLI&gt; </text:p>
      <text:p text:style-name="P2">AlexanderCoretchi*CLI&gt; </text:p>
      <text:p text:style-name="P2">AlexanderCoretchi*CLI&gt; <text:span text:style-name="T2">module show like chan_sip.so</text:span></text:p>
      <text:p text:style-name="P2">Module <text:s text:c="24"/>Description <text:s text:c="29"/>Use Count <text:s/>Status <text:s text:c="5"/>Support Level</text:p>
      <text:p text:style-name="P2">chan_sip.so <text:s text:c="19"/>Session Initiation Protocol (SIP) <text:s text:c="7"/>0 <text:s text:c="9"/>Running <text:s text:c="9"/>extended</text:p>
      <text:p text:style-name="P2">1 modules loaded</text:p>
      <text:p text:style-name="P2">AlexanderCoretchi*CLI&gt; </text:p>
      <text:p text:style-name="P2">AlexanderCoretchi*CLI&gt; </text:p>
      <text:p text:style-name="P2">AlexanderCoretchi*CLI&gt; </text:p>
      <text:p text:style-name="P2">AlexanderCoretchi*CLI&gt; <text:span text:style-name="T2">module show like chan_skinny.so</text:span></text:p>
      <text:p text:style-name="P2">Module <text:s text:c="24"/>Description <text:s text:c="29"/>Use Count <text:s/>Status <text:s text:c="5"/>Support Level</text:p>
      <text:p text:style-name="P2">chan_skinny.so <text:s text:c="16"/>Skinny Client Control Protocol (Skinny) <text:s/>0 <text:s text:c="9"/>Running <text:s text:c="9"/>extended</text:p>
      <text:p text:style-name="P2">1 modules loaded</text:p>
      <text:p text:style-name="P2"><text:soft-page-break/>AlexanderCoretchi*CLI&gt; </text:p>
      <text:p text:style-name="P2">AlexanderCoretchi*CLI&gt; </text:p>
      <text:p text:style-name="P2">AlexanderCoretchi*CLI&gt; <text:span text:style-name="T2">module show like chan_unistim.so</text:span></text:p>
      <text:p text:style-name="P2">Module <text:s text:c="24"/>Description <text:s text:c="29"/>Use Count <text:s/>Status <text:s text:c="5"/>Support Level</text:p>
      <text:p text:style-name="P2">chan_unistim.so <text:s text:c="15"/>UNISTIM Protocol (USTM) <text:s text:c="17"/>0 <text:s text:c="9"/>Running <text:s text:c="9"/>extended</text:p>
      <text:p text:style-name="P2">1 modules loaded</text:p>
      <text:p text:style-name="P2">AlexanderCoretchi*CLI&gt; </text:p>
      <text:p text:style-name="P2">AlexanderCoretchi*CLI&gt; </text:p>
      <text:p text:style-name="P2">AlexanderCoretchi*CLI&gt; <text:span text:style-name="T2">module show like codec_alaw.so</text:span></text:p>
      <text:p text:style-name="P2">Module <text:s text:c="24"/>Description <text:s text:c="29"/>Use Count <text:s/>Status <text:s text:c="5"/>Support Level</text:p>
      <text:p text:style-name="P2">codec_alaw.so <text:s text:c="17"/>A-law Coder/Decoder <text:s text:c="21"/>0 <text:s text:c="9"/>Running <text:s text:c="13"/>core</text:p>
      <text:p text:style-name="P2">1 modules loaded</text:p>
      <text:p text:style-name="P2">AlexanderCoretchi*CLI&gt; </text:p>
      <text:p text:style-name="P2">AlexanderCoretchi*CLI&gt; </text:p>
      <text:p text:style-name="P2">AlexanderCoretchi*CLI&gt; <text:span text:style-name="T2">module show like codec_gsm.so</text:span></text:p>
      <text:p text:style-name="P2">Module <text:s text:c="24"/>Description <text:s text:c="29"/>Use Count <text:s/>Status <text:s text:c="5"/>Support Level</text:p>
      <text:p text:style-name="P2">codec_gsm.so <text:s text:c="18"/>GSM Coder/Decoder <text:s text:c="23"/>0 <text:s text:c="9"/>Running <text:s text:c="13"/>core</text:p>
      <text:p text:style-name="P2">1 modules loaded</text:p>
      <text:p text:style-name="P2">AlexanderCoretchi*CLI&gt; </text:p>
      <text:p text:style-name="P2">AlexanderCoretchi*CLI&gt; </text:p>
      <text:p text:style-name="P2">AlexanderCoretchi*CLI&gt; <text:span text:style-name="T2">module show like codec_ulaw.so</text:span></text:p>
      <text:p text:style-name="P2">Module <text:s text:c="24"/>Description <text:s text:c="29"/>Use Count <text:s/>Status <text:s text:c="5"/>Support Level</text:p>
      <text:p text:style-name="P2">codec_ulaw.so <text:s text:c="17"/>mu-Law Coder/Decoder <text:s text:c="20"/>0 <text:s text:c="9"/>Running <text:s text:c="13"/>core</text:p>
      <text:p text:style-name="P2">1 modules loaded</text:p>
      <text:p text:style-name="P2">AlexanderCoretchi*CLI&gt; </text:p>
      <text:p text:style-name="P2">AlexanderCoretchi*CLI&gt; </text:p>
      <text:p text:style-name="P2">AlexanderCoretchi*CLI&gt; <text:span text:style-name="T2">module show like func_curl.so</text:span></text:p>
      <text:p text:style-name="P2">Module <text:s text:c="24"/>Description <text:s text:c="29"/>Use Count <text:s/>Status <text:s text:c="5"/>Support Level</text:p>
      <text:p text:style-name="P2">func_curl.so <text:s text:c="18"/>Load external URL <text:s text:c="23"/>1 <text:s text:c="9"/>Running <text:s text:c="13"/>core</text:p>
      <text:p text:style-name="P2">1 modules loaded</text:p>
      <text:p text:style-name="P2">AlexanderCoretchi*CLI&gt; </text:p>
      <text:p text:style-name="P2">AlexanderCoretchi*CLI&gt; </text:p>
      <text:p text:style-name="P2">AlexanderCoretchi*CLI&gt; <text:span text:style-name="T2">module show like func_odbc.so</text:span></text:p>
      <text:p text:style-name="P2">Module <text:s text:c="24"/>Description <text:s text:c="29"/>Use Count <text:s/>Status <text:s text:c="5"/>Support Level</text:p>
      <text:p text:style-name="P2">func_odbc.so <text:s text:c="18"/>ODBC lookups <text:s text:c="28"/>0 <text:s text:c="9"/>Running <text:s text:c="13"/>core</text:p>
      <text:p text:style-name="P2">1 modules loaded</text:p>
      <text:p text:style-name="P2">AlexanderCoretchi*CLI&gt; </text:p>
      <text:p text:style-name="P2">AlexanderCoretchi*CLI&gt; </text:p>
      <text:p text:style-name="P2">AlexanderCoretchi*CLI&gt; <text:span text:style-name="T2">module show like func_uri.so</text:span></text:p>
      <text:p text:style-name="P2">Module <text:s text:c="24"/>Description <text:s text:c="29"/>Use Count <text:s/>Status <text:s text:c="5"/>Support Level</text:p>
      <text:p text:style-name="P2">func_uri.so <text:s text:c="19"/>URI encode/decode dialplan functions <text:s text:c="4"/>1 <text:s text:c="9"/>Running <text:s text:c="13"/>core</text:p>
      <text:p text:style-name="P2">1 modules loaded</text:p>
      <text:p text:style-name="P2">AlexanderCoretchi*CLI&gt; </text:p>
      <text:p text:style-name="P2">AlexanderCoretchi*CLI&gt; </text:p>
      <text:p text:style-name="P2">AlexanderCoretchi*CLI&gt; <text:span text:style-name="T2">module show like pbx_realtime.so</text:span></text:p>
      <text:p text:style-name="P2">Module <text:s text:c="24"/>Description <text:s text:c="29"/>Use Count <text:s/>Status <text:s text:c="5"/>Support Level</text:p>
      <text:p text:style-name="P2">pbx_realtime.so <text:s text:c="15"/>Realtime Switch <text:s text:c="25"/>0 <text:s text:c="9"/>Running <text:s text:c="9"/>extended</text:p>
      <text:p text:style-name="P2">1 modules loaded</text:p>
      <text:p text:style-name="P2">AlexanderCoretchi*CLI&gt; </text:p>
      <text:p text:style-name="P2"><text:soft-page-break/>AlexanderCoretchi*CLI&gt; </text:p>
      <text:p text:style-name="P2">AlexanderCoretchi*CLI&gt; <text:span text:style-name="T2">dahdi show status</text:span></text:p>
      <text:p text:style-name="P2">Description <text:s text:c="29"/>Alarms <text:s/>IRQ <text:s text:c="3"/>bpviol CRC <text:s text:c="3"/>Fra Codi Options <text:s/>LBO</text:p>
      <text:p text:style-name="P2">AlexanderCoretchi*CLI&gt; </text:p>
      <text:p text:style-name="P2">AlexanderCoretchi*CLI&gt; </text:p>
      <text:p text:style-name="P2">AlexanderCoretchi*CLI&gt; </text:p>
      <text:p text:style-name="P2">[1]+ <text:s/>Stopped <text:s text:c="16"/>asterisk16_ivr_1 -rvvvvvvvv</text:p>
      <text:p text:style-name="P2">root@AlexanderCoretchi:/opt/asterisk16_ivr_1/etc/asterisk# </text:p>
      <text:p text:style-name="P2">root@AlexanderCoretchi:/opt/asterisk16_ivr_1/etc/asterisk# </text:p>
      <text:p text:style-name="P2">root@AlexanderCoretchi:/opt/asterisk16_ivr_1/etc/asterisk# <text:span text:style-name="T2">nano /etc/logrotate.d/asterisk16_ivr_1</text:span></text:p>
      <text:p text:style-name="P2">root@AlexanderCoretchi:/opt/asterisk16_ivr_1/etc/asterisk# <text:span text:style-name="T2">cd /etc/logrotate.d/</text:span></text:p>
      <text:p text:style-name="P2">root@AlexanderCoretchi:/etc/logrotate.d# ls</text:p>
      <text:p text:style-name="P2">alternatives <text:s/>apt <text:s text:c="5"/>cups-daemon <text:s text:c="2"/>mysql <text:s text:c="6"/>ppp <text:s text:c="5"/>speech-dispatcher <text:s text:c="6"/>unattended-upgrades</text:p>
      <text:p text:style-name="P2">apache2 <text:s text:c="6"/>bootlog <text:s/>dpkg <text:s text:c="9"/>nginx <text:s text:c="6"/>privoxy <text:s/>ubuntu-advantage-tools <text:s/>wtmp</text:p>
      <text:p text:style-name="P2">apport <text:s text:c="7"/>btmp <text:s text:c="4"/>keydb-server <text:s/>php7.4-fpm <text:s/>rsyslog <text:s/>ufw</text:p>
      <text:p text:style-name="P2">root@AlexanderCoretchi:/etc/logrotate.d# </text:p>
      <text:p text:style-name="P2">root@AlexanderCoretchi:/etc/logrotate.d# </text:p>
      <text:p text:style-name="P2">root@AlexanderCoretchi:/etc/logrotate.d# <text:span text:style-name="T2">nano /etc/logrotate.d/asterisk16_ivr_1</text:span></text:p>
      <text:p text:style-name="P2">root@AlexanderCoretchi:/etc/logrotate.d# </text:p>
      <text:p text:style-name="P2">root@AlexanderCoretchi:/etc/logrotate.d# nano /etc/logrotate.d/asterisk16_ivr_1</text:p>
      <text:p text:style-name="P2">root@AlexanderCoretchi:/etc/logrotate.d# </text:p>
      <text:p text:style-name="P2">root@AlexanderCoretchi:/etc/logrotate.d# </text:p>
      <text:p text:style-name="P2">root@AlexanderCoretchi:/etc/logrotate.d# <text:span text:style-name="T2">logrotate -d /etc/logrotate.d/asterisk16_ivr_1</text:span></text:p>
      <text:p text:style-name="P2">WARNING: logrotate in debug mode does nothing except printing debug messages! <text:s/>Consider using verbose mode (-v) instead if this is not what you want.</text:p>
      <text:p text:style-name="P2"/>
      <text:p text:style-name="P2">reading config file /etc/logrotate.d/asterisk16_ivr_1</text:p>
      <text:p text:style-name="P2">Reading state from file: /var/lib/logrotate/status</text:p>
      <text:p text:style-name="P2">Allocating hash table for state file, size 64 entries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<text:soft-page-break/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/>
      <text:p text:style-name="P2">Handling 1 logs</text:p>
      <text:p text:style-name="P2"/>
      <text:p text:style-name="P2">rotating pattern: /var/log/asterisk16_ivr_1/messages</text:p>
      <text:p text:style-name="P2">/var/log/asterisk16_ivr_1/*log</text:p>
      <text:p text:style-name="P2">/var/log/asterisk16_ivr_1/cdr-csv/*.csv</text:p>
      <text:p text:style-name="P2">/var/log/asterisk16_ivr_1/debug</text:p>
      <text:p text:style-name="P2">/var/log/asterisk16_ivr_1/console</text:p>
      <text:p text:style-name="P2">/var/log/asterisk16_ivr_1/full</text:p>
      <text:p text:style-name="P2"><text:s/>after 1 days (30 rotations)</text:p>
      <text:p text:style-name="P2">empty log files are not rotated, old logs are removed</text:p>
      <text:p text:style-name="P2">considering log /var/log/asterisk16_ivr_1/messages</text:p>
      <text:p text:style-name="P2">Creating new state</text:p>
      <text:p text:style-name="P2"><text:s text:c="2"/>Now: 2022-07-28 10:11</text:p>
      <text:p text:style-name="P2"><text:s text:c="2"/>Last rotated at 2022-07-28 10:00</text:p>
      <text:p text:style-name="P2"><text:s text:c="2"/>log does not need rotating (log has been already rotated)</text:p>
      <text:p text:style-name="P2">considering log /var/log/asterisk16_ivr_1/queue_log</text:p>
      <text:p text:style-name="P2">Creating new state</text:p>
      <text:p text:style-name="P2"><text:s text:c="2"/>Now: 2022-07-28 10:11</text:p>
      <text:p text:style-name="P2"><text:s text:c="2"/>Last rotated at 2022-07-28 10:00</text:p>
      <text:p text:style-name="P2"><text:s text:c="2"/>log does not need rotating (log has been already rotated)</text:p>
      <text:p text:style-name="P2"><text:soft-page-break/>considering log /var/log/asterisk16_ivr_1/cdr-csv/*.csv</text:p>
      <text:p text:style-name="P2"><text:s text:c="2"/>log /var/log/asterisk16_ivr_1/cdr-csv/*.csv does not exist -- skipping</text:p>
      <text:p text:style-name="P2">Creating new state</text:p>
      <text:p text:style-name="P2">considering log /var/log/asterisk16_ivr_1/debug</text:p>
      <text:p text:style-name="P2"><text:s text:c="2"/>log /var/log/asterisk16_ivr_1/debug does not exist -- skipping</text:p>
      <text:p text:style-name="P2">Creating new state</text:p>
      <text:p text:style-name="P2">considering log /var/log/asterisk16_ivr_1/console</text:p>
      <text:p text:style-name="P2"><text:s text:c="2"/>log /var/log/asterisk16_ivr_1/console does not exist -- skipping</text:p>
      <text:p text:style-name="P2">Creating new state</text:p>
      <text:p text:style-name="P2">considering log /var/log/asterisk16_ivr_1/full</text:p>
      <text:p text:style-name="P2"><text:s text:c="2"/>log /var/log/asterisk16_ivr_1/full does not exist -- skipping</text:p>
      <text:p text:style-name="P2">Creating new state</text:p>
      <text:p text:style-name="P2">not running postrotate script, since no logs were rotated</text:p>
      <text:p text:style-name="P2">root@AlexanderCoretchi:/etc/logrotate.d# </text:p>
      <text:p text:style-name="P2">root@AlexanderCoretchi:/etc/logrotate.d# </text:p>
      <text:p text:style-name="P2">root@AlexanderCoretchi:/etc/logrotate.d# </text:p>
      <text:p text:style-name="P2">root@AlexanderCoretchi:/etc/logrotate.d# <text:span text:style-name="T2">logrotate -vf /etc/logrotate.d/asterisk16_ivr_1</text:span></text:p>
      <text:p text:style-name="P2">reading config file /etc/logrotate.d/asterisk16_ivr_1</text:p>
      <text:p text:style-name="P2">Reading state from file: /var/lib/logrotate/status</text:p>
      <text:p text:style-name="P2">Allocating hash table for state file, size 64 entries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<text:soft-page-break/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>Creating new state</text:p>
      <text:p text:style-name="P2"/>
      <text:p text:style-name="P2">Handling 1 logs</text:p>
      <text:p text:style-name="P2"/>
      <text:p text:style-name="P2">rotating pattern: /var/log/asterisk16_ivr_1/messages</text:p>
      <text:p text:style-name="P2">/var/log/asterisk16_ivr_1/*log</text:p>
      <text:p text:style-name="P2">/var/log/asterisk16_ivr_1/cdr-csv/*.csv</text:p>
      <text:p text:style-name="P2">/var/log/asterisk16_ivr_1/debug</text:p>
      <text:p text:style-name="P2">/var/log/asterisk16_ivr_1/console</text:p>
      <text:p text:style-name="P2">/var/log/asterisk16_ivr_1/full</text:p>
      <text:p text:style-name="P2"><text:s/>forced from command line (30 rotations)</text:p>
      <text:p text:style-name="P2">empty log files are not rotated, old logs are removed</text:p>
      <text:p text:style-name="P2">considering log /var/log/asterisk16_ivr_1/messages</text:p>
      <text:p text:style-name="P2">Creating new state</text:p>
      <text:p text:style-name="P2"><text:s text:c="2"/>Now: 2022-07-28 10:13</text:p>
      <text:p text:style-name="P2"><text:s text:c="2"/>Last rotated at 2022-07-28 10:00</text:p>
      <text:p text:style-name="P2"><text:s text:c="2"/>log needs rotating</text:p>
      <text:p text:style-name="P2">considering log /var/log/asterisk16_ivr_1/queue_log</text:p>
      <text:p text:style-name="P2">Creating new state</text:p>
      <text:p text:style-name="P2"><text:s text:c="2"/>Now: 2022-07-28 10:13</text:p>
      <text:p text:style-name="P2"><text:s text:c="2"/>Last rotated at 2022-07-28 10:00</text:p>
      <text:p text:style-name="P2"><text:s text:c="2"/>log needs rotating</text:p>
      <text:p text:style-name="P2">considering log /var/log/asterisk16_ivr_1/cdr-csv/*.csv</text:p>
      <text:p text:style-name="P2"><text:s text:c="2"/>log /var/log/asterisk16_ivr_1/cdr-csv/*.csv does not exist -- skipping</text:p>
      <text:p text:style-name="P2">Creating new state</text:p>
      <text:p text:style-name="P2">considering log /var/log/asterisk16_ivr_1/debug</text:p>
      <text:p text:style-name="P2"><text:s text:c="2"/>log /var/log/asterisk16_ivr_1/debug does not exist -- skipping</text:p>
      <text:p text:style-name="P2">Creating new state</text:p>
      <text:p text:style-name="P2">considering log /var/log/asterisk16_ivr_1/console</text:p>
      <text:p text:style-name="P2"><text:s text:c="2"/>log /var/log/asterisk16_ivr_1/console does not exist -- skipping</text:p>
      <text:p text:style-name="P2">Creating new state</text:p>
      <text:p text:style-name="P2"><text:soft-page-break/>considering log /var/log/asterisk16_ivr_1/full</text:p>
      <text:p text:style-name="P2"><text:s text:c="2"/>log /var/log/asterisk16_ivr_1/full does not exist -- skipping</text:p>
      <text:p text:style-name="P2">Creating new state</text:p>
      <text:p text:style-name="P2">rotating log /var/log/asterisk16_ivr_1/messages, log-&gt;rotateCount is 30</text:p>
      <text:p text:style-name="P2">dateext suffix '-20220728'</text:p>
      <text:p text:style-name="P2">glob pattern '-[0-9][0-9][0-9][0-9][0-9][0-9][0-9][0-9]'</text:p>
      <text:p text:style-name="P2">glob finding old rotated logs failed</text:p>
      <text:p text:style-name="P2">rotating log /var/log/asterisk16_ivr_1/queue_log, log-&gt;rotateCount is 30</text:p>
      <text:p text:style-name="P2">dateext suffix '-20220728'</text:p>
      <text:p text:style-name="P2">glob pattern '-[0-9][0-9][0-9][0-9][0-9][0-9][0-9][0-9]'</text:p>
      <text:p text:style-name="P2">glob finding old rotated logs failed</text:p>
      <text:p text:style-name="P2">renaming /var/log/asterisk16_ivr_1/messages to /var/log/asterisk16_ivr_1/messages-20220728</text:p>
      <text:p text:style-name="P2">creating new /var/log/asterisk16_ivr_1/messages mode = 0640 uid = 130 gid = 137</text:p>
      <text:p text:style-name="P2">renaming /var/log/asterisk16_ivr_1/queue_log to /var/log/asterisk16_ivr_1/queue_log-20220728</text:p>
      <text:p text:style-name="P2">creating new /var/log/asterisk16_ivr_1/queue_log mode = 0640 uid = 130 gid = 137</text:p>
      <text:p text:style-name="P2">running postrotate script</text:p>
      <text:p text:style-name="P2">compressing log with: /bin/gzip</text:p>
      <text:p text:style-name="P2">compressing log with: /bin/gzip</text:p>
      <text:p text:style-name="P2">root@AlexanderCoretchi:/etc/logrotate.d# </text:p>
      <text:p text:style-name="P2">root@AlexanderCoretchi:/etc/logrotate.d# </text:p>
      <text:p text:style-name="P2">root@AlexanderCoretchi:/etc/logrotate.d# </text:p>
      <text:p text:style-name="P2">root@AlexanderCoretchi:/etc/logrotate.d# </text:p>
      <text:p text:style-name="P2">root@AlexanderCoretchi:/etc/logrotate.d# </text:p>
      <text:p text:style-name="P2">root@AlexanderCoretchi:/etc/logrotate.d# </text:p>
      <text:p text:style-name="P2">root@AlexanderCoretchi:/etc/logrotate.d# </text:p>
      <text:p text:style-name="P2">root@AlexanderCoretchi:/etc/logrotate.d# <text:span text:style-name="T2">ll /var/log/asterisk16_ivr_1/</text:span></text:p>
      <text:p text:style-name="P2">total 36</text:p>
      <text:p text:style-name="P2">drwxr-x--- <text:s/>5 asterisk asterisk 4096 Jul 28 10:13 <text:span text:style-name="T3">.</text:span>/</text:p>
      <text:p text:style-name="P2">drwxrwxr-x 21 root <text:s text:c="4"/>syslog <text:s text:c="2"/>4096 Jul 28 08:50 <text:span text:style-name="T3">..</text:span>/</text:p>
      <text:p text:style-name="P2">drwxr-x--- <text:s/>2 asterisk asterisk 4096 Jul 27 18:03 <text:span text:style-name="T3">cdr-csv</text:span>/</text:p>
      <text:p text:style-name="P2">drwxr-x--- <text:s/>2 asterisk asterisk 4096 Jul 27 18:03 <text:span text:style-name="T3">cdr-custom</text:span>/</text:p>
      <text:p text:style-name="P2">drwxr-x--- <text:s/>2 asterisk asterisk 4096 Jul 27 18:03 <text:span text:style-name="T3">cel-custom</text:span>/</text:p>
      <text:p text:style-name="P2">-rw-r----- <text:s/>1 asterisk asterisk <text:s/>122 Jul 28 10:13 messages</text:p>
      <text:p text:style-name="P2">-rw-r--r-- <text:s/>1 asterisk asterisk 1389 Jul 28 09:51 messages-20220728.gz</text:p>
      <text:p text:style-name="P2">-rw-r----- <text:s/>1 asterisk asterisk <text:s text:c="2"/>40 Jul 28 10:13 queue_log</text:p>
      <text:p text:style-name="P2">-rw-r--r-- <text:s/>1 asterisk asterisk <text:s text:c="2"/>62 Jul 28 09:51 queue_log-20220728.gz</text:p>
      <text:p text:style-name="P2">root@AlexanderCoretchi:/etc/logrotate.d# </text:p>
      <text:p text:style-name="P2">root@AlexanderCoretchi:/etc/logrotate.d# </text:p>
      <text:p text:style-name="P2"/>
      <text:p text:style-name="P2"/>
      <text:p text:style-name="P5">Git</text:p>
      <text:p text:style-name="P5"/>
      <text:p text:style-name="P3">root@AlexanderCoretchi:/home/alexander/test_unifun# </text:p>
      <text:p text:style-name="P3">root@AlexanderCoretchi:/home/alexander/test_unifun# <text:span text:style-name="T2">git config --global user.name "AlexandruCoretchi"</text:span></text:p>
      <text:p text:style-name="P3">root@AlexanderCoretchi:/home/alexander/test_unifun# <text:span text:style-name="T2">git config --global user.email "alexk1998.25@gmail.com"</text:span></text:p>
      <text:p text:style-name="P3">root@AlexanderCoretchi:/home/alexander/test_unifun# </text:p>
      <text:p text:style-name="P3"><text:soft-page-break/>root@AlexanderCoretchi:/home/alexander/test_unifun# </text:p>
      <text:p text:style-name="P3">root@AlexanderCoretchi:/home/alexander/test_unifun# <text:span text:style-name="T2">touch README.md</text:span></text:p>
      <text:p text:style-name="P3">root@AlexanderCoretchi:/home/alexander/test_unifun# <text:span text:style-name="T2">git add README.md</text:span></text:p>
      <text:p text:style-name="P3">root@AlexanderCoretchi:/home/alexander/test_unifun# <text:span text:style-name="T2">git commit -m "first commit"</text:span></text:p>
      <text:p text:style-name="P3">[master (root-commit) b6fd707] first commit</text:p>
      <text:p text:style-name="P3"><text:s/>1 file changed, 0 insertions(+), 0 deletions(-)</text:p>
      <text:p text:style-name="P3"><text:s/>create mode 100644 README.md</text:p>
      <text:p text:style-name="P3">root@AlexanderCoretchi:/home/alexander/test_unifun# </text:p>
      <text:p text:style-name="P3">root@AlexanderCoretchi:/home/alexander/test_unifun# <text:span text:style-name="T2">git branch -M main</text:span></text:p>
      <text:p text:style-name="P3">root@AlexanderCoretchi:/home/alexander/test_unifun# <text:span text:style-name="T2">git remote add origin https://github.com/AlexK9825/test.git</text:span></text:p>
      <text:p text:style-name="P3">root@AlexanderCoretchi:/home/alexander/test_unifun# <text:span text:style-name="T2">git push -u origin main</text:span></text:p>
      <text:p text:style-name="P3">Username for 'https://github.com': AlexK9825</text:p>
      <text:p text:style-name="P3">Password for 'https://AlexK9825@github.com': </text:p>
      <text:p text:style-name="P3">remote: Support for password authentication was removed on August 13, 2021.</text:p>
      <text:p text:style-name="P3">remote: Please see https://docs.github.com/en/get-started/getting-started-with-git/about-remote-repositories#cloning-with-https-urls for information on currently recommended modes of authentication.</text:p>
      <text:p text:style-name="P3">fatal: Authentication failed for 'https://github.com/AlexK9825/test.git/'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text:span text:style-name="T2">git push -u origin main</text:span></text:p>
      <text:p text:style-name="P3">Username for 'https://github.com': Alexk9825 <text:s text:c="7"/></text:p>
      <text:p text:style-name="P3">Password for 'https://Alexk9825@github.com': </text:p>
      <text:p text:style-name="P3">remote: Support for password authentication was removed on August 13, 2021.</text:p>
      <text:p text:style-name="P3">remote: Please see https://docs.github.com/en/get-started/getting-started-with-git/about-remote-repositories#cloning-with-https-urls for information on currently recommended modes of authentication.</text:p>
      <text:p text:style-name="P3">fatal: Authentication failed for 'https://github.com/AlexK9825/test.git/'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git remote add origin https://github.com/Alexk9825/test.git</text:p>
      <text:p text:style-name="P3">fatal: remote origin already exists.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git push -u origin main</text:p>
      <text:p text:style-name="P3">Username for 'https://github.com': ^Z <text:s text:c="6"/></text:p>
      <text:p text:style-name="P3">[2]+ <text:s/>Stopped <text:s text:c="16"/>git push -u origin main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git push -u origin main</text:p>
      <text:p text:style-name="P3">Username for 'https://github.com': Alexk9825</text:p>
      <text:p text:style-name="P3">Password for 'https://Alexk9825@github.com': </text:p>
      <text:p text:style-name="P3">remote: Support for password authentication was removed on August 13, 2021.</text:p>
      <text:p text:style-name="P3"><text:soft-page-break/>remote: Please see https://docs.github.com/en/get-started/getting-started-with-git/about-remote-repositories#cloning-with-https-urls for information on currently recommended modes of authentication.</text:p>
      <text:p text:style-name="P3">fatal: Authentication failed for 'https://github.com/AlexK9825/test.git/'</text:p>
      <text:p text:style-name="P3">root@AlexanderCoretchi:/home/alexander/test_unifun# git remote set-url origin https://github.com/Alexk9825/test_unifun.git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git push -u origin main</text:p>
      <text:p text:style-name="P3">Username for 'https://github.com': Alexk9825</text:p>
      <text:p text:style-name="P3">Password for 'https://Alexk9825@github.com': </text:p>
      <text:p text:style-name="P3">remote: Support for password authentication was removed on August 13, 2021.</text:p>
      <text:p text:style-name="P3">remote: Please see https://docs.github.com/en/get-started/getting-started-with-git/about-remote-repositories#cloning-with-https-urls for information on currently recommended modes of authentication.</text:p>
      <text:p text:style-name="P3">fatal: Authentication failed for 'https://github.com/Alexk9825/test_unifun.git/'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git push -u origin main</text:p>
      <text:p text:style-name="P3">Username for 'https://github.com': Alexk9825 <text:s text:c="5"/></text:p>
      <text:p text:style-name="P3">Password for 'https://Alexk9825@github.com': </text:p>
      <text:p text:style-name="P3">remote: Support for password authentication was removed on August 13, 2021.</text:p>
      <text:p text:style-name="P3">remote: Please see https://docs.github.com/en/get-started/getting-started-with-git/about-remote-repositories#cloning-with-https-urls for information on currently recommended modes of authentication.</text:p>
      <text:p text:style-name="P3">fatal: Authentication failed for 'https://github.com/Alexk9825/test_unifun.git/'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git remote remove origin</text:p>
      <text:p text:style-name="P3">root@AlexanderCoretchi:/home/alexander/test_unifun# </text:p>
      <text:p text:style-name="P3">root@AlexanderCoretchi:/home/alexander/test_unifun# git remote add origin https://github.com/AlexK9825/test_unifun.git</text:p>
      <text:p text:style-name="P3">root@AlexanderCoretchi:/home/alexander/test_unifun# </text:p>
      <text:p text:style-name="P3">root@AlexanderCoretchi:/home/alexander/test_unifun# git push -u origin main</text:p>
      <text:p text:style-name="P3">Username for 'https://github.com': Alexk9825</text:p>
      <text:p text:style-name="P3">Password for 'https://Alexk9825@github.com': </text:p>
      <text:p text:style-name="P3">remote: Support for password authentication was removed on August 13, 2021.</text:p>
      <text:p text:style-name="P3">remote: Please see https://docs.github.com/en/get-started/getting-started-with-git/about-remote-repositories#cloning-with-https-urls for information on currently recommended modes of authentication.</text:p>
      <text:p text:style-name="P3">fatal: Authentication failed for 'https://github.com/AlexK9825/test_unifun.git/'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git push -u origin main</text:p>
      <text:p text:style-name="P3">Username for 'https://github.com': AlexK9825</text:p>
      <text:p text:style-name="P3">Password for 'https://AlexK9825@github.com': </text:p>
      <text:p text:style-name="P3">remote: Support for password authentication was removed on August 13, 2021.</text:p>
      <text:p text:style-name="P3"><text:soft-page-break/>remote: Please see https://docs.github.com/en/get-started/getting-started-with-git/about-remote-repositories#cloning-with-https-urls for information on currently recommended modes of authentication.</text:p>
      <text:p text:style-name="P3">fatal: Authentication failed for 'https://github.com/AlexK9825/test_unifun.git/'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ls</text:p>
      <text:p text:style-name="P3">README.md</text:p>
      <text:p text:style-name="P3">root@AlexanderCoretchi:/home/alexander/test_unifun# </text:p>
      <text:p text:style-name="P3">root@AlexanderCoretchi:/home/alexander/test_unifun# nano README.md</text:p>
      <text:p text:style-name="P3"/>
      <text:p text:style-name="P3"/>
      <text:p text:style-name="P3">Use "fg" to return to nano.</text:p>
      <text:p text:style-name="P3"/>
      <text:p text:style-name="P3">[3]+ <text:s/>Stopped <text:s text:c="16"/>nano README.md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cd</text:p>
      <text:p text:style-name="P3">root@AlexanderCoretchi:~# </text:p>
      <text:p text:style-name="P3">root@AlexanderCoretchi:~# cd /home/alexander/test_unifun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git remote remove origin</text:p>
      <text:p text:style-name="P3">root@AlexanderCoretchi:/home/alexander/test_unifun# </text:p>
      <text:p text:style-name="P3">root@AlexanderCoretchi:/home/alexander/test_unifun# git remote add origin https://github.com/AlexK9825/test.git</text:p>
      <text:p text:style-name="P3">root@AlexanderCoretchi:/home/alexander/test_unifun# </text:p>
      <text:p text:style-name="P3">root@AlexanderCoretchi:/home/alexander/test_unifun# git push -u origin main</text:p>
      <text:p text:style-name="P3">Username for 'https://github.com': Alexk9825</text:p>
      <text:p text:style-name="P3">Password for 'https://Alexk9825@github.com': </text:p>
      <text:p text:style-name="P3">[4]+ <text:s/>Stopped <text:s text:c="16"/>git push -u origin main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git push -u origin main</text:p>
      <text:p text:style-name="P3">Username for 'https://github.com': Alexk9825</text:p>
      <text:p text:style-name="P3">Password for 'https://Alexk9825@github.com': </text:p>
      <text:p text:style-name="P3">remote: Invalid username or password.</text:p>
      <text:p text:style-name="P3">fatal: Authentication failed for 'https://github.com/AlexK9825/test.git/'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git push -u origin main</text:p>
      <text:p text:style-name="P3">Username for 'https://github.com': Alexk9825</text:p>
      <text:p text:style-name="P3">Password for 'https://Alexk9825@github.com': </text:p>
      <text:p text:style-name="P3">remote: Support for password authentication was removed on August 13, 2021.</text:p>
      <text:p text:style-name="P3">remote: Please see https://docs.github.com/en/get-started/getting-started-with-git/about-remote-repositories#cloning-with-https-urls for information on currently recommended modes of authentication.</text:p>
      <text:p text:style-name="P3">fatal: Authentication failed for 'https://github.com/AlexK9825/test.git/'</text:p>
      <text:p text:style-name="P3"><text:soft-page-break/>root@AlexanderCoretchi:/home/alexander/test_unifun# 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git push -u origin main</text:p>
      <text:p text:style-name="P3">Username for 'https://github.com': Alexk9825</text:p>
      <text:p text:style-name="P3">Password for 'https://Alexk9825@github.com': </text:p>
      <text:p text:style-name="P3">remote: Repository not found.</text:p>
      <text:p text:style-name="P3">fatal: repository 'https://github.com/AlexK9825/test.git/' not found</text:p>
      <text:p text:style-name="P3">root@AlexanderCoretchi:/home/alexander/test_unifun# git remote remove origin</text:p>
      <text:p text:style-name="P3">root@AlexanderCoretchi:/home/alexander/test_unifun# </text:p>
      <text:p text:style-name="P3">root@AlexanderCoretchi:/home/alexander/test_unifun# git remote add origin https://github.com/AlexK9825/test.git</text:p>
      <text:p text:style-name="P3">root@AlexanderCoretchi:/home/alexander/test_unifun# </text:p>
      <text:p text:style-name="P3">root@AlexanderCoretchi:/home/alexander/test_unifun# git push -u origin main</text:p>
      <text:p text:style-name="P3">Username for 'https://github.com': Alexk9825</text:p>
      <text:p text:style-name="P3">Password for 'https://Alexk9825@github.com': </text:p>
      <text:p text:style-name="P3">remote: Repository not found.</text:p>
      <text:p text:style-name="P3">fatal: repository 'https://github.com/AlexK9825/test.git/' not found</text:p>
      <text:p text:style-name="P3">root@AlexanderCoretchi:/home/alexander/test_unifun# <text:span text:style-name="T2">git remote remove origin</text:span>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text:span text:style-name="T2">git remote add origin https://github.com/AlexK9825/test_unifun.git</text:span></text:p>
      <text:p text:style-name="P3">root@AlexanderCoretchi:/home/alexander/test_unifun# </text:p>
      <text:p text:style-name="P3">root@AlexanderCoretchi:/home/alexander/test_unifun# <text:span text:style-name="T2">git push -u origin main</text:span></text:p>
      <text:p text:style-name="P3">Username for 'https://github.com': Alexk9825</text:p>
      <text:p text:style-name="P3">Password for 'https://Alexk9825@github.com': </text:p>
      <text:p text:style-name="P3">Enumerating objects: 3, done.</text:p>
      <text:p text:style-name="P3">Counting objects: 100% (3/3), done.</text:p>
      <text:p text:style-name="P3">Writing objects: 100% (3/3), 219 bytes | 219.00 KiB/s, done.</text:p>
      <text:p text:style-name="P3">Total 3 (delta 0), reused 0 (delta 0)</text:p>
      <text:p text:style-name="P3">To https://github.com/AlexK9825/test_unifun.git</text:p>
      <text:p text:style-name="P3"><text:s/>* [new branch] <text:s text:c="5"/>main -&gt; main</text:p>
      <text:p text:style-name="P3">Branch 'main' set up to track remote branch 'main' from 'origin'.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text:span text:style-name="T2">touch test1</text:span></text:p>
      <text:p text:style-name="P3">root@AlexanderCoretchi:/home/alexander/test_unifun# <text:span text:style-name="T2">touch test2</text:span></text:p>
      <text:p text:style-name="P3">root@AlexanderCoretchi:/home/alexander/test_unifun# <text:span text:style-name="T2">touch test3</text:span>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text:span text:style-name="T2">nano test1</text:span></text:p>
      <text:p text:style-name="P3">root@AlexanderCoretchi:/home/alexander/test_unifun# </text:p>
      <text:p text:style-name="P3">root@AlexanderCoretchi:/home/alexander/test_unifun# </text:p>
      <text:p text:style-name="P3"><text:soft-page-break/>root@AlexanderCoretchi:/home/alexander/test_unifun# <text:span text:style-name="T2">nano test2</text:span></text:p>
      <text:p text:style-name="P3">root@AlexanderCoretchi:/home/alexander/test_unifun# <text:span text:style-name="T2">nano test3</text:span>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text:span text:style-name="T2">git add test1</text:span></text:p>
      <text:p text:style-name="P3">root@AlexanderCoretchi:/home/alexander/test_unifun# <text:span text:style-name="T2">git add test2</text:span></text:p>
      <text:p text:style-name="P3">root@AlexanderCoretchi:/home/alexander/test_unifun# <text:span text:style-name="T2">git add test3</text:span></text:p>
      <text:p text:style-name="P3">root@AlexanderCoretchi:/home/alexander/test_unifun# </text:p>
      <text:p text:style-name="P3">root@AlexanderCoretchi:/home/alexander/test_unifun# <text:span text:style-name="T2">git commit -m "second commit"</text:span></text:p>
      <text:p text:style-name="P3">[main 97dbf4d] second commit</text:p>
      <text:p text:style-name="P3"><text:s/>3 files changed, 3 insertions(+)</text:p>
      <text:p text:style-name="P3"><text:s/>create mode 100644 test1</text:p>
      <text:p text:style-name="P3"><text:s/>create mode 100644 test2</text:p>
      <text:p text:style-name="P3"><text:s/>create mode 100644 test3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text:span text:style-name="T2">git push</text:span></text:p>
      <text:p text:style-name="P3">Username for 'https://github.com': Alexk9825</text:p>
      <text:p text:style-name="P3">Password for 'https://Alexk9825@github.com': </text:p>
      <text:p text:style-name="P3">remote: Support for password authentication was removed on August 13, 2021.</text:p>
      <text:p text:style-name="P3">remote: Please see https://docs.github.com/en/get-started/getting-started-with-git/about-remote-repositories#cloning-with-https-urls for information on currently recommended modes of authentication.</text:p>
      <text:p text:style-name="P3">fatal: Authentication failed for 'https://github.com/AlexK9825/test_unifun.git/'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git push</text:p>
      <text:p text:style-name="P3">Username for 'https://github.com': Alexk9825</text:p>
      <text:p text:style-name="P3">Password for 'https://Alexk9825@github.com': </text:p>
      <text:p text:style-name="P3">Enumerating objects: 6, done.</text:p>
      <text:p text:style-name="P3">Counting objects: 100% (6/6), done.</text:p>
      <text:p text:style-name="P3">Delta compression using up to 4 threads</text:p>
      <text:p text:style-name="P3">Compressing objects: 100% (2/2), done.</text:p>
      <text:p text:style-name="P3">Writing objects: 100% (5/5), 440 bytes | 220.00 KiB/s, done.</text:p>
      <text:p text:style-name="P3">Total 5 (delta 0), reused 0 (delta 0)</text:p>
      <text:p text:style-name="P3">To https://github.com/AlexK9825/test_unifun.git</text:p>
      <text:p text:style-name="P3"><text:s text:c="3"/>b6fd707..97dbf4d <text:s/>main -&gt; main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text:span text:style-name="T2">git branch test_branch</text:span></text:p>
      <text:p text:style-name="P3">root@AlexanderCoretchi:/home/alexander/test_unifun# <text:span text:style-name="T2">git checkout test_branch</text:span></text:p>
      <text:p text:style-name="P3">Switched to branch 'test_branch'</text:p>
      <text:p text:style-name="P3">root@AlexanderCoretchi:/home/alexander/test_unifun# </text:p>
      <text:p text:style-name="P3">root@AlexanderCoretchi:/home/alexander/test_unifun# <text:span text:style-name="T2">touch test4</text:span></text:p>
      <text:p text:style-name="P3">root@AlexanderCoretchi:/home/alexander/test_unifun# <text:span text:style-name="T2">touch test5</text:span></text:p>
      <text:p text:style-name="P3">root@AlexanderCoretchi:/home/alexander/test_unifun# </text:p>
      <text:p text:style-name="P3">root@AlexanderCoretchi:/home/alexander/test_unifun# <text:span text:style-name="T2">nano test4</text:span></text:p>
      <text:p text:style-name="P3">root@AlexanderCoretchi:/home/alexander/test_unifun# <text:span text:style-name="T2">nano test5</text:span></text:p>
      <text:p text:style-name="P3"><text:soft-page-break/>root@AlexanderCoretchi:/home/alexander/test_unifun# </text:p>
      <text:p text:style-name="P3">root@AlexanderCoretchi:/home/alexander/test_unifun# </text:p>
      <text:p text:style-name="P3">root@AlexanderCoretchi:/home/alexander/test_unifun# <text:span text:style-name="T2">git commit -m "added new branch"</text:span></text:p>
      <text:p text:style-name="P3">On branch test_branch</text:p>
      <text:p text:style-name="P3">Untracked files:</text:p>
      <text:p text:style-name="P3"><text:s text:c="2"/>(use "git add &lt;file&gt;..." to include in what will be committed)</text:p>
      <text:p text:style-name="P3"><text:tab/>.README.md.swp</text:p>
      <text:p text:style-name="P3"><text:tab/>test4</text:p>
      <text:p text:style-name="P3"><text:tab/>test5</text:p>
      <text:p text:style-name="P3"/>
      <text:p text:style-name="P3">nothing added to commit but untracked files present (use "git add" to track)</text:p>
      <text:p text:style-name="P3">root@AlexanderCoretchi:/home/alexander/test_unifun# <text:span text:style-name="T2">git add test4</text:span></text:p>
      <text:p text:style-name="P3">root@AlexanderCoretchi:/home/alexander/test_unifun# <text:span text:style-name="T2">git add test5</text:span>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text:span text:style-name="T2">git commit -m "added new branch"</text:span></text:p>
      <text:p text:style-name="P3">[test_branch fbd3925] added new branch</text:p>
      <text:p text:style-name="P3"><text:s/>2 files changed, 2 insertions(+)</text:p>
      <text:p text:style-name="P3"><text:s/>create mode 100644 test4</text:p>
      <text:p text:style-name="P3"><text:s/>create mode 100644 test5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text:span text:style-name="T2">git push --set-upstream origin test_branch</text:span></text:p>
      <text:p text:style-name="P3">Username for 'https://github.com': Alexk9825</text:p>
      <text:p text:style-name="P3">Password for 'https://Alexk9825@github.com': </text:p>
      <text:p text:style-name="P3">Enumerating objects: 5, done.</text:p>
      <text:p text:style-name="P3">Counting objects: 100% (5/5), done.</text:p>
      <text:p text:style-name="P3">Delta compression using up to 4 threads</text:p>
      <text:p text:style-name="P3">Compressing objects: 100% (2/2), done.</text:p>
      <text:p text:style-name="P3">Writing objects: 100% (4/4), 372 bytes | 372.00 KiB/s, done.</text:p>
      <text:p text:style-name="P3">Total 4 (delta 1), reused 0 (delta 0)</text:p>
      <text:p text:style-name="P3">remote: Resolving deltas: 100% (1/1), completed with 1 local object.</text:p>
      <text:p text:style-name="P3">remote: </text:p>
      <text:p text:style-name="P3">remote: Create a pull request for 'test_branch' on GitHub by visiting:</text:p>
      <text:p text:style-name="P3">remote: <text:s text:c="5"/>https://github.com/AlexK9825/test_unifun/pull/new/test_branch</text:p>
      <text:p text:style-name="P3">remote: </text:p>
      <text:p text:style-name="P3">To https://github.com/AlexK9825/test_unifun.git</text:p>
      <text:p text:style-name="P3"><text:s/>* [new branch] <text:s text:c="5"/>test_branch -&gt; test_branch</text:p>
      <text:p text:style-name="P3">Branch 'test_branch' set up to track remote branch 'test_branch' from 'origin'.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text:span text:style-name="T2">git checkout main</text:span></text:p>
      <text:p text:style-name="P3">Switched to branch 'main'</text:p>
      <text:p text:style-name="P3">Your branch is up to date with 'origin/main'.</text:p>
      <text:p text:style-name="P3">root@AlexanderCoretchi:/home/alexander/test_unifun# </text:p>
      <text:p text:style-name="P3">root@AlexanderCoretchi:/home/alexander/test_unifun# </text:p>
      <text:p text:style-name="P3">root@AlexanderCoretchi:/home/alexander/test_unifun# <text:span text:style-name="T2">git merge test_branch</text:span></text:p>
      <text:p text:style-name="P3">Updating 97dbf4d..fbd3925</text:p>
      <text:p text:style-name="P3"><text:soft-page-break/>Fast-forward</text:p>
      <text:p text:style-name="P3"><text:s/>test4 | 1 +</text:p>
      <text:p text:style-name="P3"><text:s/>test5 | 1 +</text:p>
      <text:p text:style-name="P3"><text:s/>2 files changed, 2 insertions(+)</text:p>
      <text:p text:style-name="P3"><text:s/>create mode 100644 test4</text:p>
      <text:p text:style-name="P3"><text:s/>create mode 100644 test5</text:p>
      <text:p text:style-name="P3">root@AlexanderCoretchi:/home/alexander/test_unifun# </text:p>
      <text:p text:style-name="P3">root@AlexanderCoretchi:/home/alexander/test_unifun# 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14:37:54.669785291</meta:creation-date>
    <meta:generator>LibreOffice/6.4.7.2$Linux_X86_64 LibreOffice_project/40$Build-2</meta:generator>
    <dc:date>2022-07-28T16:28:30.661283720</dc:date>
    <meta:editing-duration>PT6H32M49S</meta:editing-duration>
    <meta:editing-cycles>13</meta:editing-cycles>
    <meta:document-statistic meta:table-count="0" meta:image-count="0" meta:object-count="0" meta:page-count="17" meta:paragraph-count="742" meta:word-count="2938" meta:character-count="39451" meta:non-whitespace-character-count="33682"/>
  </office:meta>
</office:document-meta>
</file>